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SystemUtilsTests.tear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SystemUtilsTests.copyRecursiv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ileSystemUtilsTests.deleteRecursive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